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Caractéristique </text:p>
          </table:table-cell>
          <table:table-cell office:value-type="string">
            <text:p>développeur junior en France</text:p>
          </table:table-cell>
          <table:table-cell table:number-columns-repeated="2"/>
          <table:table-cell office:value-type="string">
            <text:p>Caractéristique </text:p>
          </table:table-cell>
          <table:table-cell office:value-type="string">
            <text:p><text:s/>Chef de projet en France</text:p>
          </table:table-cell>
          <table:table-cell/>
        </table:table-row>
        <table:table-row table:style-name="ro1">
          <table:table-cell office:value-type="string">
            <text:p>Salaire en Brut</text:p>
          </table:table-cell>
          <table:table-cell table:style-name="ce1" office:value-type="string">
            <text:p>mois </text:p>
          </table:table-cell>
          <table:table-cell table:style-name="ce1" office:value-type="string">
            <text:p>Heure</text:p>
          </table:table-cell>
          <table:table-cell table:style-name="ce1"/>
          <table:table-cell table:style-name="ce1" office:value-type="string">
            <text:p>Salaire en brut</text:p>
          </table:table-cell>
          <table:table-cell table:style-name="ce1" office:value-type="string">
            <text:p>mois</text:p>
          </table:table-cell>
          <table:table-cell table:style-name="ce1" office:value-type="string">
            <text:p>heure</text:p>
          </table:table-cell>
        </table:table-row>
        <table:table-row table:style-name="ro1">
          <table:table-cell/>
          <table:table-cell table:style-name="ce2" office:value-type="currency" office:currency="EUR" office:value="2275">
            <text:p>2 275,00 €</text:p>
          </table:table-cell>
          <table:table-cell table:style-name="ce2" office:value-type="currency" office:currency="EUR" office:value="15">
            <text:p>15,00 €</text:p>
          </table:table-cell>
          <table:table-cell table:style-name="ce1" table:number-columns-repeated="2"/>
          <table:table-cell table:style-name="ce5" office:value-type="currency" office:currency="EUR" office:value="5000">
            <text:p>5 000,00 €</text:p>
          </table:table-cell>
          <table:table-cell table:style-name="ce6" office:value-type="currency" office:currency="EUR" office:value="32.93">
            <text:p>32,93 €</text:p>
          </table:table-cell>
        </table:table-row>
        <table:table-row table:style-name="ro1">
          <table:table-cell/>
          <table:table-cell table:style-name="ce1" table:number-columns-repeated="5"/>
          <table:table-cell/>
        </table:table-row>
        <table:table-row table:style-name="ro1">
          <table:table-cell office:value-type="string">
            <text:p>ID de la tache</text:p>
          </table:table-cell>
          <table:table-cell table:style-name="ce1" office:value-type="string">
            <text:p>Temps Jour</text:p>
          </table:table-cell>
          <table:table-cell table:style-name="ce1" office:value-type="string">
            <text:p>Temps en Heure</text:p>
          </table:table-cell>
          <table:table-cell table:style-name="ce1" office:value-type="string">
            <text:p>Nb participants</text:p>
          </table:table-cell>
          <table:table-cell table:style-name="ce1" office:value-type="string">
            <text:p>Chef de projet</text:p>
          </table:table-cell>
          <table:table-cell table:style-name="ce1" office:value-type="string">
            <text:p>prix de la tache en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08">
            <text:p>0,008</text:p>
          </table:table-cell>
          <table:table-cell table:style-name="ce1" table:formula="of:=[.B6]*24" office:value-type="float" office:value="0.192">
            <text:p>0,19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x</text:p>
          </table:table-cell>
          <table:table-cell table:style-name="ce1" table:formula="of:=[.C6]*[.D6]*15+IF([.E6]=&quot;x&quot;; 32.93; 0)*[.C6]" office:value-type="float" office:value="12.08256">
            <text:p>12,0825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071">
            <text:p>0,071</text:p>
          </table:table-cell>
          <table:table-cell table:style-name="ce1" table:formula="of:=[.B7]*24" office:value-type="float" office:value="1.704">
            <text:p>1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7]*[.D7]*15+IF([.E7]=&quot;x&quot;; 32.93; 0)*[.C7]" office:value-type="float" office:value="25.56">
            <text:p>25,5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035">
            <text:p>0,035</text:p>
          </table:table-cell>
          <table:table-cell table:style-name="ce1" table:formula="of:=[.B8]*24" office:value-type="float" office:value="0.84">
            <text:p>0,8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1" table:formula="of:=[.C8]*[.D8]*15+IF([.E8]=&quot;x&quot;; 32.93; 0)*[.C8]" office:value-type="float" office:value="40.2612">
            <text:p>40,26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214">
            <text:p>0,214</text:p>
          </table:table-cell>
          <table:table-cell table:style-name="ce1" table:formula="of:=[.B9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9]*[.D9]*15+IF([.E9]=&quot;x&quot;; 32.93; 0)*[.C9]" office:value-type="float" office:value="77.04">
            <text:p>77,0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214">
            <text:p>0,214</text:p>
          </table:table-cell>
          <table:table-cell table:style-name="ce1" table:formula="of:=[.B10]*24" office:value-type="float" office:value="5.136">
            <text:p>5,13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table:formula="of:=[.C10]*[.D10]*15+IF([.E10]=&quot;x&quot;; 32.93; 0)*[.C10]" office:value-type="float" office:value="169.12848">
            <text:p>169,1284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071">
            <text:p>0,071</text:p>
          </table:table-cell>
          <table:table-cell table:style-name="ce1" table:formula="of:=[.B11]*24" office:value-type="float" office:value="1.704">
            <text:p>1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1]*[.D11]*15+IF([.E11]=&quot;x&quot;; 32.93; 0)*[.C11]" office:value-type="float" office:value="25.56">
            <text:p>25,5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024">
            <text:p>0,024</text:p>
          </table:table-cell>
          <table:table-cell table:style-name="ce1" table:formula="of:=[.B12]*24" office:value-type="float" office:value="0.576">
            <text:p>0,576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x</text:p>
          </table:table-cell>
          <table:table-cell table:style-name="ce1" table:formula="of:=[.C12]*[.D12]*15+IF([.E12]=&quot;x&quot;; 32.93; 0)*[.C12]" office:value-type="float" office:value="36.24768">
            <text:p>36,2476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286">
            <text:p>0,286</text:p>
          </table:table-cell>
          <table:table-cell table:style-name="ce1" table:formula="of:=[.B13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3]*[.D13]*15+IF([.E13]=&quot;x&quot;; 32.93; 0)*[.C13]" office:value-type="float" office:value="102.96">
            <text:p>102,9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143">
            <text:p>0,143</text:p>
          </table:table-cell>
          <table:table-cell table:style-name="ce1" table:formula="of:=[.B14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4]*[.D14]*15+IF([.E14]=&quot;x&quot;; 32.93; 0)*[.C14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0.143">
            <text:p>0,143</text:p>
          </table:table-cell>
          <table:table-cell table:style-name="ce1" table:formula="of:=[.B15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5]*[.D15]*15+IF([.E15]=&quot;x&quot;; 32.93; 0)*[.C15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286">
            <text:p>0,286</text:p>
          </table:table-cell>
          <table:table-cell table:style-name="ce1" table:formula="of:=[.B16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6]*[.D16]*15+IF([.E16]=&quot;x&quot;; 32.93; 0)*[.C16]" office:value-type="float" office:value="102.96">
            <text:p>102,9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143">
            <text:p>0,143</text:p>
          </table:table-cell>
          <table:table-cell table:style-name="ce1" table:formula="of:=[.B17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7]*[.D17]*15+IF([.E17]=&quot;x&quot;; 32.93; 0)*[.C17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0.143">
            <text:p>0,143</text:p>
          </table:table-cell>
          <table:table-cell table:style-name="ce1" table:formula="of:=[.B18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8]*[.D18]*15+IF([.E18]=&quot;x&quot;; 32.93; 0)*[.C18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286">
            <text:p>0,286</text:p>
          </table:table-cell>
          <table:table-cell table:style-name="ce1" table:formula="of:=[.B19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9]*[.D19]*15+IF([.E19]=&quot;x&quot;; 32.93; 0)*[.C19]" office:value-type="float" office:value="102.96">
            <text:p>102,9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143">
            <text:p>0,143</text:p>
          </table:table-cell>
          <table:table-cell table:style-name="ce1" table:formula="of:=[.B20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0]*[.D20]*15+IF([.E20]=&quot;x&quot;; 32.93; 0)*[.C20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0.143">
            <text:p>0,143</text:p>
          </table:table-cell>
          <table:table-cell table:style-name="ce1" table:formula="of:=[.B21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1]*[.D21]*15+IF([.E21]=&quot;x&quot;; 32.93; 0)*[.C21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286">
            <text:p>0,286</text:p>
          </table:table-cell>
          <table:table-cell table:style-name="ce1" table:formula="of:=[.B22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2]*[.D22]*15+IF([.E22]=&quot;x&quot;; 32.93; 0)*[.C22]" office:value-type="float" office:value="102.96">
            <text:p>102,9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143">
            <text:p>0,143</text:p>
          </table:table-cell>
          <table:table-cell table:style-name="ce1" table:formula="of:=[.B23]*24" office:value-type="float" office:value="3.432">
            <text:p>3,432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23]*[.D23]*15+IF([.E23]=&quot;x&quot;; 32.93; 0)*[.C23]" office:value-type="float" office:value="102.96">
            <text:p>102,9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143">
            <text:p>0,143</text:p>
          </table:table-cell>
          <table:table-cell table:style-name="ce1" table:formula="of:=[.B24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4]*[.D24]*15+IF([.E24]=&quot;x&quot;; 32.93; 0)*[.C24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429">
            <text:p>0,429</text:p>
          </table:table-cell>
          <table:table-cell table:style-name="ce1" table:formula="of:=[.B25]*24" office:value-type="float" office:value="10.296">
            <text:p>10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5]*[.D25]*15+IF([.E25]=&quot;x&quot;; 32.93; 0)*[.C25]" office:value-type="float" office:value="154.44">
            <text:p>154,4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214">
            <text:p>0,214</text:p>
          </table:table-cell>
          <table:table-cell table:style-name="ce1" table:formula="of:=[.B26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6]*[.D26]*15+IF([.E26]=&quot;x&quot;; 32.93; 0)*[.C26]" office:value-type="float" office:value="77.04">
            <text:p>77,0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214">
            <text:p>0,214</text:p>
          </table:table-cell>
          <table:table-cell table:style-name="ce1" table:formula="of:=[.B27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7]*[.D27]*15+IF([.E27]=&quot;x&quot;; 32.93; 0)*[.C27]" office:value-type="float" office:value="77.04">
            <text:p>77,0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357">
            <text:p>0,357</text:p>
          </table:table-cell>
          <table:table-cell table:style-name="ce1" table:formula="of:=[.B28]*24" office:value-type="float" office:value="8.568">
            <text:p>8,568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8]*[.D28]*15+IF([.E28]=&quot;x&quot;; 32.93; 0)*[.C28]" office:value-type="float" office:value="128.52">
            <text:p>128,5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357">
            <text:p>0,357</text:p>
          </table:table-cell>
          <table:table-cell table:style-name="ce1" table:formula="of:=[.B29]*24" office:value-type="float" office:value="8.568">
            <text:p>8,568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9]*[.D29]*15+IF([.E29]=&quot;x&quot;; 32.93; 0)*[.C29]" office:value-type="float" office:value="128.52">
            <text:p>128,5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0.036">
            <text:p>0,036</text:p>
          </table:table-cell>
          <table:table-cell table:style-name="ce1" table:formula="of:=[.B30]*24" office:value-type="float" office:value="0.864">
            <text:p>0,86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table:formula="of:=[.C30]*[.D30]*15+IF([.E30]=&quot;x&quot;; 32.93; 0)*[.C30]" office:value-type="float" office:value="38.88">
            <text:p>38,8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0.071">
            <text:p>0,071</text:p>
          </table:table-cell>
          <table:table-cell table:style-name="ce1" table:formula="of:=[.B31]*24" office:value-type="float" office:value="1.704">
            <text:p>1,70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table:formula="of:=[.C31]*[.D31]*15+IF([.E31]=&quot;x&quot;; 32.93; 0)*[.C31]" office:value-type="float" office:value="56.11272">
            <text:p>56,1127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0.143">
            <text:p>0,143</text:p>
          </table:table-cell>
          <table:table-cell table:style-name="ce1" table:formula="of:=[.B32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32]*[.D32]*15+IF([.E32]=&quot;x&quot;; 32.93; 0)*[.C32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0.143">
            <text:p>0,143</text:p>
          </table:table-cell>
          <table:table-cell table:style-name="ce1" table:formula="of:=[.B33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33]*[.D33]*15+IF([.E33]=&quot;x&quot;; 32.93; 0)*[.C33]" office:value-type="float" office:value="51.48">
            <text:p>51,48</text:p>
          </table:table-cell>
          <table:table-cell/>
        </table:table-row>
        <table:table-row table:style-name="ro1">
          <table:table-cell/>
          <table:table-cell table:style-name="ce1" table:number-columns-repeated="5"/>
          <table:table-cell/>
        </table:table-row>
        <table:table-row table:style-name="ro1">
          <table:table-cell/>
          <table:table-cell table:style-name="ce1"/>
          <table:table-cell table:style-name="ce1" office:value-type="string">
            <text:p>prix total : </text:p>
          </table:table-cell>
          <table:table-cell table:style-name="ce3" table:formula="of:=SUM([.F6:.F28])" office:value-type="float" office:value="1698.07992">
            <text:p>1698,07992</text:p>
          </table:table-cell>
          <table:table-cell table:style-name="ce4" office:value-type="string">
            <text:p>€</text:p>
          </table:table-cell>
          <table:table-cell table:style-name="ce1"/>
          <table:table-cell/>
        </table:table-row>
        <table:table-row table:style-name="ro1" table:number-rows-repeated="3">
          <table:table-cell/>
          <table:table-cell table:style-name="ce1" table:number-columns-repeated="5"/>
          <table:table-cell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7">27/05/2023</text:date>, <text:time>20:2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11:39:56.646000000</meta:creation-date>
    <dc:date>2023-05-27T20:25:33.54</dc:date>
    <meta:editing-duration>PT3H44M12S</meta:editing-duration>
    <meta:editing-cycles>5</meta:editing-cycles>
    <meta:generator>OpenOffice/4.1.13$Win32 OpenOffice.org_project/4113m1$Build-9810</meta:generator>
    <dc:creator>Robin Fligitter</dc:creator>
    <meta:document-statistic meta:table-count="1" meta:cell-count="191" meta:object-count="0"/>
  </office:meta>
</office:document-meta>
</file>